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Dropdown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Dropdown (LVGL)</text:h>
                    <text:list>
                        <text:list-item>
                            <text:h text:style-name="Heading_20_2" text:outline-level="2">Description</text:h>
                        </text:list-item>
                    </text:list>
                </text:list-item>
            </text:list>

            <text:p text:style-name="Standard">The drop-down list allows the user to select one value from a list.</text:p><text:p text:style-name="Standard">More info (<text:a xlink:type="simple" xlink:href="https://docs.lvgl.io/8.3/widgets/core/dropdown.html" text:style-name="Internet_20_link" text:visited-style-name="Visited_20_Internet_20_Link">link</text:a>)</text:p>

            
                <text:list xml:id="list_Dropdown (LVGL)2" text:continue-numbering="true" text:continue-list="list_Dropdown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Dropdown (LVGL)4" text:continue-numbering="true" text:style-name="Outline">
                                                <text:list-item>
                                                    <text:list>
                                                        <text:list-item>
                                                            <text:list>
                                                                <text:list-item>
                                                                    <text:h text:style-name="Heading_20_3" text:outline-level="3">
                                                                        Options
                                                                        <text:s text:c="4"/>
                                                                        <text:span text:style-name="T2">EXPRESSION (array:string)</text:span>
                                                                    </text:h>
                                                                </text:list-item>
                                                            </text:list>
                                                        </text:list-item>
                                                    </text:list>
                                                </text:list-item>
                                            </text:list>
                                            <text:p text:style-name="Standard">List of options.</text:p>,
                                            <text:list xml:id="list_Dropdown (LVGL)5" text:continue-numbering="true" text:continue-list="list_Dropdown (LVGL)4" text:style-name="Outline">
                                                <text:list-item>
                                                    <text:list>
                                                        <text:list-item>
                                                            <text:list>
                                                                <text:list-item>
                                                                    <text:h text:style-name="Heading_20_3" text:outline-level="3">
                                                                        Options type
                                                                        <text:s text:c="4"/>
                                                                        <text:span text:style-name="T2">Enum</text:span>
                                                                    </text:h>
                                                                </text:list-item>
                                                            </text:list>
                                                        </text:list-item>
                                                    </text:list>
                                                </text:list-item>
                                            </text:list>
                                            <text:p text:style-name="Standard">Select between <text:span text:style-name="backtick">Literal</text:span> and <text:span text:style-name="backtick">Expression</text:span>. If <text:span text:style-name="backtick">Literal</text:span> is selected then <text:span text:style-name="backtick">Options</text:span> are entered one option per line. If <text:span text:style-name="backtick">Expression</text:span> is selected then options are evaluated from <text:span text:style-name="backtick">Options</text:span> expression which must be of type <text:span text:style-name="backtick">array:string</text:span>.</text:p>,
                                            <text:list xml:id="list_Dropdown (LVGL)6" text:continue-numbering="true" text:continue-list="list_Dropdown (LVGL)5" text:style-name="Outline">
                                                <text:list-item>
                                                    <text:list>
                                                        <text:list-item>
                                                            <text:list>
                                                                <text:list-item>
                                                                    <text:h text:style-name="Heading_20_3" text:outline-level="3">
                                                                        Selected
                                                                        <text:s text:c="4"/>
                                                                        <text:span text:style-name="T2">EXPRESSION (integer)</text:span>
                                                                    </text:h>
                                                                </text:list-item>
                                                            </text:list>
                                                        </text:list-item>
                                                    </text:list>
                                                </text:list-item>
                                            </text:list>
                                            <text:p text:style-name="Standard">The zero-based index of the selected option.</text:p>,
                                            <text:list xml:id="list_Dropdown (LVGL)7" text:continue-numbering="true" text:continue-list="list_Dropdown (LVGL)6" text:style-name="Outline">
                                                <text:list-item>
                                                    <text:list>
                                                        <text:list-item>
                                                            <text:list>
                                                                <text:list-item>
                                                                    <text:h text:style-name="Heading_20_3" text:outline-level="3">
                                                                        Selected type
                                                                        <text:s text:c="4"/>
                                                                        <text:span text:style-name="T2">Enum</text:span>
                                                                    </text:h>
                                                                </text:list-item>
                                                            </text:list>
                                                        </text:list-item>
                                                    </text:list>
                                                </text:list-item>
                                            </text:list>
                                            <text:p text:style-name="Standard">Select between <text:span text:style-name="backtick">Literal</text:span> and <text:span text:style-name="backtick">Assignable</text:span>. If <text:span text:style-name="backtick">Assignable</text:span> is selected then <text:span text:style-name="backtick">Options</text:span> can be variable in which the zero-based index of the selected option will be stored.</text:p>,
                                            <text:list xml:id="list_Dropdown (LVGL)8" text:continue-numbering="true" text:continue-list="list_Dropdown (LVGL)7" text:style-name="Outline">
                                                <text:list-item>
                                                    <text:list>
                                                        <text:list-item>
                                                            <text:list>
                                                                <text:list-item>
                                                                    <text:h text:style-name="Heading_20_3" text:outline-level="3">
                                                                        Direction
                                                                        <text:s text:c="4"/>
                                                                        <text:span text:style-name="T2">Enum</text:span>
                                                                    </text:h>
                                                                </text:list-item>
                                                            </text:list>
                                                        </text:list-item>
                                                    </text:list>
                                                </text:list-item>
                                            </text:list>
                                            <text:p text:style-name="Standard">The list can be created on any side. If the list would be vertically out of the screen, it will be aligned to the edge.</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Dropdown (LVGL)9" text:continue-numbering="true" text:continue-list="list_Dropdown (LVGL)8"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Dropdown (LVGL)10" text:continue-numbering="true" text:continue-list="list_Dropdown (LVGL)9"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Dropdown (LVGL)11" text:continue-numbering="true" text:continue-list="list_Dropdown (LVGL)10"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Dropdown (LVGL)12"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Dropdown (LVGL)13" text:continue-numbering="true" text:continue-list="list_Dropdown (LVGL)11"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Dropdown (LVGL)14" text:continue-numbering="true" text:continue-list="list_Dropdown (LVGL)13"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Dropdown (LVGL)15"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Dropdown (LVGL)16" text:continue-numbering="true" text:continue-list="list_Dropdown (LVGL)14"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Dropdown (LVGL)17" text:continue-numbering="true" text:continue-list="list_Dropdown (LVGL)16"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Dropdown (LVGL)18"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Dropdown (LVGL)19" text:continue-numbering="true" text:continue-list="list_Dropdown (LVGL)17"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Dropdown (LVGL)20" text:continue-numbering="true" text:continue-list="list_Dropdown (LVGL)19"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Dropdown (LVGL)21"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Dropdown (LVGL)22" text:continue-numbering="true" text:continue-list="list_Dropdown (LVGL)20"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Dropdown (LVGL)23" text:continue-numbering="true" text:continue-list="list_Dropdown (LVGL)22"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Dropdown (LVGL)24"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Dropdown (LVGL)25" text:continue-numbering="true" text:continue-list="list_Dropdown (LVGL)23"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Dropdown (LVGL)26" text:continue-numbering="true" text:continue-list="list_Dropdown (LVGL)2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Dropdown (LVGL)27" text:continue-numbering="true" text:continue-list="list_Dropdown (LVGL)26"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Dropdown (LVGL)28" text:continue-numbering="true" text:continue-list="list_Dropdown (LVGL)27"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Dropdown (LVGL)29" text:continue-numbering="true" text:continue-list="list_Dropdown (LVGL)28"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Dropdown (LVGL)30" text:continue-numbering="true" text:continue-list="list_Dropdown (LVGL)29"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Dropdown (LVGL)31" text:continue-numbering="true" text:continue-list="list_Dropdown (LVGL)30"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Dropdown (LVGL)32" text:continue-numbering="true" text:continue-list="list_Dropdown (LVGL)31"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Dropdown (LVGL)33" text:continue-numbering="true" text:continue-list="list_Dropdown (LVGL)32"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Dropdown (LVGL)34" text:continue-numbering="true" text:continue-list="list_Dropdown (LVGL)33"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Dropdown (LVGL)35" text:continue-numbering="true" text:continue-list="list_Dropdown (LVGL)34"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Dropdown (LVGL)36" text:continue-numbering="true" text:continue-list="list_Dropdown (LVGL)35"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Dropdown (LVGL)37" text:continue-numbering="true" text:continue-list="list_Dropdown (LVGL)36"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Dropdown (LVGL)38" text:continue-numbering="true" text:continue-list="list_Dropdown (LVGL)37"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Dropdown (LVGL)39" text:continue-numbering="true" text:continue-list="list_Dropdown (LVGL)38"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Dropdown (LVGL)40" text:continue-numbering="true" text:continue-list="list_Dropdown (LVGL)39"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Dropdown (LVGL)41" text:continue-numbering="true" text:continue-list="list_Dropdown (LVGL)40"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Dropdown (LVGL)42" text:continue-numbering="true" text:continue-list="list_Dropdown (LVGL)41"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Dropdown (LVGL)43" text:continue-numbering="true" text:continue-list="list_Dropdown (LVGL)42"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Dropdown (LVGL)44" text:continue-numbering="true" text:continue-list="list_Dropdown (LVGL)43"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Dropdown (LVGL)45" text:continue-numbering="true" text:continue-list="list_Dropdown (LVGL)44"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Dropdown (LVGL)46" text:continue-numbering="true" text:continue-list="list_Dropdown (LVGL)45"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Dropdown (LVGL)47" text:continue-numbering="true" text:continue-list="list_Dropdown (LVGL)46"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Dropdown (LVGL)48" text:continue-numbering="true" text:continue-list="list_Dropdown (LVGL)47"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Dropdown (LVGL)49" text:continue-numbering="true" text:continue-list="list_Dropdown (LVGL)48"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Dropdown (LVGL)50" text:continue-numbering="true" text:continue-list="list_Dropdown (LVGL)49"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Dropdown (LVGL)51" text:continue-numbering="true" text:continue-list="list_Dropdown (LVGL)50"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Dropdown (LVGL)52" text:continue-numbering="true" text:continue-list="list_Dropdown (LVGL)51"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Dropdown (LVGL)53"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Dropdown (LVGL)54" text:continue-numbering="true" text:continue-list="list_Dropdown (LVGL)52"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Dropdown (LVGL)55"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Dropdown (LVGL)56" text:continue-numbering="true" text:continue-list="list_Dropdown (LVGL)54"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Dropdown (LVGL)57"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Dropdown (LVGL)58" text:continue-numbering="true" text:continue-list="list_Dropdown (LVGL)56"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Dropdown (LVGL)59"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Dropdown (LVGL)60" text:continue-numbering="true" text:continue-list="list_Dropdown (LVGL)58"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Dropdown (LVGL)61" text:continue-numbering="true" text:continue-list="list_Dropdown (LVGL)60"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Dropdown (LVGL)62" text:continue-numbering="true" text:continue-list="list_Dropdown (LVGL)61"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Dropdown (LVGL)63" text:continue-numbering="true" text:continue-list="list_Dropdown (LVGL)62"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Dropdown (LVGL)64" text:continue-numbering="true" text:continue-list="list_Dropdown (LVGL)63"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Dropdown (LVGL)65" text:continue-numbering="true" text:continue-list="list_Dropdown (LVGL)64"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Dropdown (LVGL)66" text:continue-numbering="true" text:continue-list="list_Dropdown (LVGL)65"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Dropdown (LVGL)67" text:continue-numbering="true" text:continue-list="list_Dropdown (LVGL)6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Dropdown (LVGL)68"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Dropdown (LVGL)69" text:continue-numbering="true" text:continue-list="list_Dropdown (LVGL)6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Dropdown (LVGL)70" text:continue-numbering="true" text:continue-list="list_Dropdown (LVGL)6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Dropdown (LVGL)71" text:continue-numbering="true" text:continue-list="list_Dropdown (LVGL)7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Dropdown (LVGL)3" text:continue-numbering="true" text:continue-list="list_Dropdown (LVGL)2" text:style-name="Outline">
                        <text:list-item>
                            <text:list>
                                <text:list-item>
                                    <text:h text:style-name="Heading_20_2" text:outline-level="2">Examples</text:h>
                                </text:list-item>
                            </text:list>
                        </text:list-item>
                    </text:list>
                    <text:p text:style-name="Standard"/>
                    
                    <text:list xml:id="list_Dropdown (LVGL)72"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